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7094cb"/>
    </style:style>
    <style:style style:name="P2" style:family="paragraph" style:parent-style-name="Text_20_body" style:list-style-name="L1">
      <style:text-properties fo:color="#333333" fo:font-size="10.5pt" officeooo:rsid="001011d9" officeooo:paragraph-rsid="001011d9" style:font-size-asian="9.14999961853027pt" style:font-size-complex="10.5pt"/>
    </style:style>
    <style:style style:name="P3" style:family="paragraph" style:parent-style-name="Text_20_body" style:list-style-name="L1">
      <style:text-properties fo:color="#333333" fo:font-size="10.5pt" fo:font-weight="bold" officeooo:rsid="001011d9" officeooo:paragraph-rsid="001011d9" style:font-size-asian="9.14999961853027pt" style:font-weight-asian="bold" style:font-size-complex="10.5pt" style:font-weight-complex="bold"/>
    </style:style>
    <style:style style:name="P4" style:family="paragraph" style:parent-style-name="Text_20_body">
      <style:text-properties officeooo:rsid="00ea1234" officeooo:paragraph-rsid="00ea1234"/>
    </style:style>
    <style:style style:name="P5" style:family="paragraph" style:parent-style-name="Text_20_body">
      <style:text-properties officeooo:rsid="01849aa0" officeooo:paragraph-rsid="01849aa0"/>
    </style:style>
    <style:style style:name="P6" style:family="paragraph" style:parent-style-name="Text_20_body">
      <style:text-properties officeooo:rsid="0184ec14" officeooo:paragraph-rsid="0184ec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7094cb" style:font-size-asian="16pt" style:font-weight-asian="normal" style:font-size-complex="16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9211e" fo:font-size="12pt" officeooo:rsid="007094cb" style:font-size-asian="10.5pt" style:font-size-complex="12pt"/>
    </style:style>
    <style:style style:name="T7" style:family="text">
      <style:text-properties fo:color="#c9211e" fo:font-size="12pt" fo:font-weight="normal" officeooo:rsid="007094cb" style:font-size-asian="10.5pt" style:font-weight-asian="normal" style:font-size-complex="12pt" style:font-weight-complex="normal"/>
    </style:style>
    <style:style style:name="T8" style:family="text">
      <style:text-properties officeooo:rsid="007094cb"/>
    </style:style>
    <style:style style:name="T9" style:family="text">
      <style:text-properties fo:color="#1c1c1c" fo:font-size="12pt" officeooo:rsid="007094cb" style:font-size-asian="10.5pt" style:font-size-complex="12pt"/>
    </style:style>
    <style:style style:name="T10" style:family="text">
      <style:text-properties fo:color="#1c1c1c" fo:font-size="12pt" fo:font-weight="normal" officeooo:rsid="007094cb" style:font-size-asian="10.5pt" style:font-weight-asian="normal" style:font-size-complex="12pt" style:font-weight-complex="normal"/>
    </style:style>
    <style:style style:name="T11" style:family="text">
      <style:text-properties officeooo:rsid="0184e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Combibations</text:span> </text:h>
      <text:list xml:id="list295073450" text:style-name="L1">
        <text:list-item>
          <text:p text:style-name="P2"><text:span text:style-name="T5">order</text:span><text:span text:style-name="T4"> of elements </text:span><text:span text:style-name="T5">doesn't matter</text:span> <text:span text:style-name="T1">[1, 2] == [2, 1]</text:span></text:p>
        </text:list-item>
        <text:list-item>
          <text:p text:style-name="P3">complexity O(2^n)</text:p>
        </text:list-item>
      </text:list>
      <text:h text:style-name="P1" text:outline-level="2"><text:span text:style-name="T2">Permutations</text:span><text:span text:style-name="T3"> </text:span><text:span text:style-name="T10">- a collection of things where ther </text:span><text:span text:style-name="T7">order matters</text:span><text:span text:style-name="T10">. Given a set of n things, there are </text:span><text:span text:style-name="T7">n!</text:span><text:span text:style-name="T10"> permutations.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9T16:10:13.167639162</dc:date>
    <meta:editing-duration>PT5H18M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5" meta:character-count="196" meta:non-whitespace-character-count="166"/>
  </office:meta>
</office:document-meta>
</file>